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60000027ED2214E7B.png" manifest:media-type="image/png"/>
  <manifest:file-entry manifest:full-path="Pictures/1000020100000280000001E05FC94DA3.png" manifest:media-type="image/png"/>
  <manifest:file-entry manifest:full-path="Pictures/100002010000035C000002B95EAC9ECF56971891.png" manifest:media-type="image/png"/>
  <manifest:file-entry manifest:full-path="Pictures/1000020100000280000001E01DE6E07F2C12195D.png" manifest:media-type="image/png"/>
  <manifest:file-entry manifest:full-path="Pictures/10000201000002990000020ABE4AD938.png" manifest:media-type="image/png"/>
  <manifest:file-entry manifest:full-path="Pictures/10000201000002DA00000238B1341D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2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7.6cm" svg:height="1.282cm" svg:x="10.2cm" svg:y="0.4cm">
          <draw:text-box>
            <text:p><text:span text:style-name="T1">Entanglement entropy.</text:span></text:p>
          </draw:text-box>
        </draw:frame>
        <draw:frame draw:style-name="gr2" draw:text-style-name="P2" draw:layer="layout" svg:width="12.4cm" svg:height="9.646cm" svg:x="15cm" svg:y="6.4cm">
          <draw:image xlink:href="Pictures/100002010000035C000002B95EAC9ECF56971891.png" xlink:type="simple" xlink:show="embed" xlink:actuate="onLoad">
            <text:p/>
          </draw:image>
        </draw:frame>
        <draw:frame draw:style-name="gr2" draw:text-style-name="P2" draw:layer="layout" svg:width="12.055cm" svg:height="9.591cm" svg:x="1.145cm" svg:y="6.409cm">
          <draw:image xlink:href="Pictures/1000020100000280000001E01DE6E07F2C12195D.png" xlink:type="simple" xlink:show="embed" xlink:actuate="onLoad">
            <text:p/>
          </draw:image>
        </draw:frame>
        <draw:frame draw:style-name="gr3" draw:text-style-name="P1" draw:layer="layout" svg:width="8.4cm" svg:height="1.038cm" svg:x="3.2cm" svg:y="5.127cm">
          <draw:text-box>
            <text:p><text:span text:style-name="T1">Coher. — single photon.</text:span></text:p>
          </draw:text-box>
        </draw:frame>
        <draw:frame draw:style-name="gr3" draw:text-style-name="P1" draw:layer="layout" svg:width="5.8cm" svg:height="1.038cm" svg:x="18cm" svg:y="5cm">
          <draw:text-box>
            <text:p><text:span text:style-name="T1">Coher. — coher.</text:span></text:p>
          </draw:text-box>
        </draw:frame>
        <draw:frame draw:style-name="gr3" draw:text-style-name="P1" draw:layer="layout" svg:width="7.2cm" svg:height="1.038cm" svg:x="10.6cm" svg:y="17.962cm">
          <draw:text-box>
            <text:p><text:span text:style-name="T1">Only first det clicked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2" draw:layer="layout" svg:width="12.89cm" svg:height="10.2cm" svg:x="14.31cm" svg:y="5.2cm">
          <draw:image xlink:href="Pictures/10000201000002990000020ABE4AD938.png" xlink:type="simple" xlink:show="embed" xlink:actuate="onLoad">
            <text:p/>
          </draw:image>
        </draw:frame>
        <draw:frame draw:style-name="gr2" draw:text-style-name="P2" draw:layer="layout" svg:width="14.141cm" svg:height="11.08cm" svg:x="1.2cm" svg:y="5.12cm">
          <draw:image xlink:href="Pictures/10000201000002DA00000238B1341D43.png" xlink:type="simple" xlink:show="embed" xlink:actuate="onLoad">
            <text:p/>
          </draw:image>
        </draw:frame>
        <draw:frame draw:style-name="gr1" draw:text-style-name="P1" draw:layer="layout" svg:width="5.6cm" svg:height="1.282cm" svg:x="11.6cm" svg:y="0.4cm">
          <draw:text-box>
            <text:p><text:span text:style-name="T1">Coher. - singl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5.6cm" svg:height="1.282cm" svg:x="11.6cm" svg:y="0.4cm">
          <draw:text-box>
            <text:p><text:span text:style-name="T1">Coher. - coher.</text:span></text:p>
          </draw:text-box>
        </draw:frame>
        <draw:frame draw:style-name="gr2" draw:text-style-name="P2" draw:layer="layout" svg:width="14.6cm" svg:height="11.4cm" svg:x="0.8cm" svg:y="4.8cm">
          <draw:image xlink:href="Pictures/1000020100000280000001E05FC94DA3.png" xlink:type="simple" xlink:show="embed" xlink:actuate="onLoad">
            <text:p/>
          </draw:image>
        </draw:frame>
        <draw:frame draw:style-name="gr2" draw:text-style-name="P2" draw:layer="layout" svg:width="13.263cm" svg:height="10.969cm" svg:x="14.137cm" svg:y="4.8cm">
          <draw:image xlink:href="Pictures/10000201000003060000027ED2214E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9:56:20.128573398</meta:creation-date>
    <meta:generator>LibreOffice/5.1.6.2$Linux_X86_64 LibreOffice_project/10m0$Build-2</meta:generator>
    <meta:editing-duration>P0D</meta:editing-duration>
    <meta:editing-cycles>1</meta:editing-cycles>
    <meta:document-statistic meta:object-count="39"/>
  </office:meta>
</office:document-meta>
</file>